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aadcf7" draw:textarea-vertical-align="middle"/>
    </style:style>
    <style:style style:name="gr2" style:family="graphic" style:parent-style-name="standard">
      <style:graphic-properties draw:fill-color="#aadcf7" draw:textarea-horizontal-align="justify" draw:textarea-vertical-align="middle" draw:auto-grow-height="false" fo:min-height="1.393cm" fo:min-width="2.931cm"/>
      <style:paragraph-properties style:writing-mode="lr-tb"/>
    </style:style>
    <style:style style:name="gr3" style:family="graphic" style:parent-style-name="standard">
      <style:graphic-properties draw:fill-color="#aadcf7" draw:textarea-horizontal-align="justify" draw:textarea-vertical-align="middle" draw:auto-grow-height="false" fo:min-height="2.123cm" fo:min-width="3.98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fill-color="#aadcf7" draw:textarea-vertical-align="middle"/>
    </style:style>
    <style:style style:name="gr5" style:family="graphic" style:parent-style-name="standard">
      <style:graphic-properties draw:fill-color="#aadcf7" draw:textarea-horizontal-align="justify" draw:textarea-vertical-align="middle" draw:auto-grow-height="false" fo:min-height="1.392cm" fo:min-width="2.931cm"/>
      <style:paragraph-properties style:writing-mode="lr-tb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1.274cm" fo:min-width="3.527cm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274cm" fo:min-width="3.528cm"/>
      <style:paragraph-properties style:writing-mode="lr-tb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1.274cm" fo:min-width="2.628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1.274cm" fo:min-width="2.6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9cm" fo:min-width="3.702cm"/>
      <style:paragraph-properties style:writing-mode="lr-tb"/>
    </style:style>
    <style:style style:name="gr1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objectwithoutfill">
      <style:graphic-properties draw:marker-end="Rounded_20_large_20_Arrow" draw:fill="solid" draw:textarea-vertical-align="middle"/>
    </style:style>
    <style:style style:name="gr16" style:family="graphic" style:parent-style-name="standard">
      <style:graphic-properties draw:fill-color="#ffbf00" draw:textarea-horizontal-align="justify" draw:textarea-vertical-align="middle" draw:auto-grow-height="false" fo:min-height="2.123cm" fo:min-width="3.984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aadcf7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adcf7"/>
      <style:paragraph-properties fo:text-align="center" style:writing-mode="lr-tb"/>
    </style:style>
    <style:style style:name="P4" style:family="paragraph">
      <loext:graphic-properties draw:fill-color="#ffbf00"/>
      <style:paragraph-properties fo:text-align="center" style:writing-mode="lr-tb"/>
    </style:style>
    <style:style style:name="P5" style:family="paragraph">
      <loext:graphic-properties draw:fill-color="#bbe33d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96cm" svg:height="1.091cm" draw:transform="rotate (0.493928178314395) translate (4.38799999980087cm 5.06399999963018cm)" svg:viewBox="0 0 2297 1092" svg:d="M0 0c1875 0 2297 1092 2297 1092">
          <text:p/>
        </draw:path>
        <draw:path draw:style-name="gr1" draw:text-style-name="P1" draw:layer="layout" svg:width="1.933cm" svg:height="1.32cm" draw:transform="rotate (0.380481776934764) translate (4.38799999976121cm 5.06399999940299cm)" svg:viewBox="0 0 1934 1321" svg:d="M0 0c1368 0 1934 1321 1934 1321">
          <text:p/>
        </draw:path>
        <draw:custom-shape draw:style-name="gr2" draw:text-style-name="P3" xml:id="id1" draw:id="id1" draw:layer="layout" svg:width="3.431cm" svg:height="1.643cm" svg:x="0.959cm" svg:y="4.302cm">
          <text:p text:style-name="P2">Story #1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207cm" svg:height="3.556cm" svg:x="6.293cm" svg:y="4.048cm"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curve" svg:x1="4.39cm" svg:y1="5.123cm" svg:x2="6.293cm" svg:y2="5.826cm" draw:start-shape="id1" draw:start-glue-point="1" draw:end-shape="id2" draw:end-glue-point="5" svg:d="M4390 5123c1426 0 475 703 1903 703" svg:viewBox="0 0 1904 704">
          <text:p/>
        </draw:connector>
        <draw:path draw:style-name="gr1" draw:text-style-name="P1" draw:layer="layout" svg:width="2.296cm" svg:height="1.091cm" draw:transform="rotate (0.493928178314395) translate (4.38799999980087cm 8.95899999963018cm)" svg:viewBox="0 0 2297 1092" svg:d="M0 0c1875 0 2297 1092 2297 1092">
          <text:p/>
        </draw:path>
        <draw:path draw:style-name="gr1" draw:text-style-name="P1" draw:layer="layout" svg:width="1.933cm" svg:height="1.32cm" draw:transform="rotate (0.380481776934764) translate (4.38799999976121cm 8.95899999940299cm)" svg:viewBox="0 0 1934 1321" svg:d="M0 0c1368 0 1934 1321 1934 1321">
          <text:p/>
        </draw:path>
        <draw:custom-shape draw:style-name="gr5" draw:text-style-name="P3" xml:id="id3" draw:id="id3" draw:layer="layout" svg:width="3.431cm" svg:height="1.642cm" svg:x="0.959cm" svg:y="8.178cm">
          <text:p text:style-name="P2">Story #2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207cm" svg:height="3.556cm" svg:x="6.293cm" svg:y="7.943cm">
          <text:p text:style-name="P2">Chunk #1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curve" svg:x1="4.39cm" svg:y1="8.999cm" svg:x2="6.293cm" svg:y2="9.721cm" draw:start-shape="id3" draw:start-glue-point="1" draw:end-shape="id4" draw:end-glue-point="5" svg:d="M4390 8999c1426 0 475 722 1903 722" svg:viewBox="0 0 1904 723">
          <text:p/>
        </draw:connector>
        <draw:path draw:style-name="gr1" draw:text-style-name="P1" draw:layer="layout" svg:width="2.296cm" svg:height="1.091cm" draw:transform="rotate (0.493928178314395) translate (4.38799999980087cm 13.8589999996302cm)" svg:viewBox="0 0 2297 1092" svg:d="M0 0c1875 0 2297 1092 2297 1092">
          <text:p/>
        </draw:path>
        <draw:path draw:style-name="gr1" draw:text-style-name="P1" draw:layer="layout" svg:width="1.933cm" svg:height="1.32cm" draw:transform="rotate (0.380481776934764) translate (4.38799999976121cm 13.858999999403cm)" svg:viewBox="0 0 1934 1321" svg:d="M0 0c1368 0 1934 1321 1934 1321">
          <text:p/>
        </draw:path>
        <draw:custom-shape draw:style-name="gr2" draw:text-style-name="P3" xml:id="id5" draw:id="id5" draw:layer="layout" svg:width="3.431cm" svg:height="1.643cm" svg:x="0.959cm" svg:y="13.053cm">
          <text:p text:style-name="P2">Story <text:span text:style-name="T1">#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207cm" svg:height="3.556cm" svg:x="6.293cm" svg:y="12.843cm"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curve" svg:x1="4.39cm" svg:y1="13.874cm" svg:x2="6.293cm" svg:y2="14.621cm" draw:start-shape="id5" draw:start-glue-point="1" draw:end-shape="id6" draw:end-glue-point="5" svg:d="M4390 13874c1426 0 475 747 1903 747" svg:viewBox="0 0 1904 748">
          <text:p/>
        </draw:connector>
        <draw:custom-shape draw:style-name="gr6" draw:text-style-name="P4" xml:id="id7" draw:id="id7" draw:layer="layout" svg:width="4.027cm" svg:height="1.524cm" svg:x="18.739cm" svg:y="4.556cm">
          <text:p text:style-name="P2">Feature for </text:p>
          <text:p text:style-name="P2">Story #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9" draw:id="id9" draw:layer="layout" svg:width="4.028cm" svg:height="1.524cm" svg:x="18.696cm" svg:y="8.456cm">
          <text:p text:style-name="P2">Feature for </text:p>
          <text:p text:style-name="P2">Story #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11" draw:id="id11" draw:layer="layout" svg:width="4.028cm" svg:height="1.524cm" svg:x="18.696cm" svg:y="13.356cm">
          <text:p text:style-name="P2">Feature for </text:p>
          <text:p text:style-name="P2">Story #<text:span text:style-name="T1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xml:id="id8" draw:id="id8" draw:layer="layout" svg:width="3.128cm" svg:height="1.524cm" svg:x="23.774cm" svg:y="4.556cm">
          <text:p text:style-name="P2">Label #1</text:p>
          <text:p text:style-name="P2">(V, A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10" draw:id="id10" draw:layer="layout" svg:width="3.127cm" svg:height="1.524cm" svg:x="23.775cm" svg:y="8.456cm">
          <text:p text:style-name="P2">Label #2</text:p>
          <text:p text:style-name="P2">(V, A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12" draw:id="id12" draw:layer="layout" svg:width="3.127cm" svg:height="1.524cm" svg:x="23.775cm" svg:y="13.356cm">
          <text:p text:style-name="P2">Label #<text:span text:style-name="T1">n</text:span></text:p>
          <text:p text:style-name="P2">(V, A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7" draw:layer="layout" svg:width="6.979cm" svg:height="1.673cm" svg:x="8.363cm" svg:y="1.924cm">
          <draw:text-box>
            <text:p text:style-name="P6">Chunk-based Acoustic </text:p>
            <text:p text:style-name="P6">Feature Extraction</text:p>
          </draw:text-box>
        </draw:frame>
        <draw:frame draw:style-name="gr11" draw:text-style-name="P7" draw:layer="layout" svg:width="4.202cm" svg:height="1.989cm" svg:x="16.048cm" svg:y="1.878cm">
          <draw:text-box>
            <text:p text:style-name="P6">Feature</text:p>
            <text:p text:style-name="P6">Aggregation</text:p>
          </draw:text-box>
        </draw:frame>
        <draw:connector draw:style-name="gr12" draw:text-style-name="P8" draw:layer="layout" draw:type="curve" svg:x1="22.766cm" svg:y1="5.318cm" svg:x2="23.774cm" svg:y2="5.318cm" draw:start-shape="id7" draw:start-glue-point="7" draw:end-shape="id8" svg:d="M22766 5318h1008" svg:viewBox="0 0 1009 1">
          <text:p/>
        </draw:connector>
        <draw:connector draw:style-name="gr12" draw:text-style-name="P8" draw:layer="layout" draw:type="curve" svg:x1="22.724cm" svg:y1="9.218cm" svg:x2="23.775cm" svg:y2="9.218cm" draw:start-shape="id9" draw:start-glue-point="7" draw:end-shape="id10" draw:end-glue-point="5" svg:d="M22724 9218h1051" svg:viewBox="0 0 1052 1">
          <text:p/>
        </draw:connector>
        <draw:connector draw:style-name="gr12" draw:text-style-name="P8" draw:layer="layout" draw:type="curve" svg:x1="22.724cm" svg:y1="14.118cm" svg:x2="23.775cm" svg:y2="14.118cm" draw:start-shape="id11" draw:start-glue-point="7" draw:end-shape="id12" svg:d="M22724 14118h1051" svg:viewBox="0 0 1052 1">
          <text:p/>
        </draw:connector>
        <draw:frame draw:style-name="gr13" draw:text-style-name="P9" draw:layer="layout" svg:width="1.035cm" svg:height="0.962cm" draw:transform="rotate (1.5707963267949) translate (1.746cm 12.913cm)">
          <draw:text-box>
            <text:p>...</text:p>
          </draw:text-box>
        </draw:frame>
        <draw:frame draw:style-name="gr13" draw:text-style-name="P9" draw:layer="layout" svg:width="1.035cm" svg:height="0.962cm" draw:transform="rotate (1.5707963267949) translate (8.146cm 12.914cm)">
          <draw:text-box>
            <text:p>...</text:p>
          </draw:text-box>
        </draw:frame>
        <draw:frame draw:style-name="gr13" draw:text-style-name="P9" draw:layer="layout" svg:width="1.035cm" svg:height="0.962cm" draw:transform="rotate (1.5707963267949) translate (19.846cm 12.914cm)">
          <draw:text-box>
            <text:p>...</text:p>
          </draw:text-box>
        </draw:frame>
        <draw:frame draw:style-name="gr13" draw:text-style-name="P9" draw:layer="layout" svg:width="1.035cm" svg:height="0.962cm" draw:transform="rotate (1.5707963267949) translate (24.846cm 12.914cm)">
          <draw:text-box>
            <text:p>...</text:p>
          </draw:text-box>
        </draw:frame>
        <draw:path draw:style-name="gr14" draw:text-style-name="P8" draw:layer="layout" svg:width="1.569cm" svg:height="0.976cm" draw:transform="rotate (-0.278380015693096) translate (11.3884875067172cm 4.53457951177403cm)" svg:viewBox="0 0 1570 977" svg:d="M0 977c925 0 1570-977 1570-977">
          <text:p/>
        </draw:path>
        <draw:path draw:style-name="gr14" draw:text-style-name="P8" draw:layer="layout" svg:width="1.569cm" svg:height="0.976cm" draw:transform="rotate (-0.278380015693096) translate (11.7884875067172cm 4.03457951177403cm)" svg:viewBox="0 0 1570 977" svg:d="M0 977c925 0 1570-977 1570-977">
          <text:p/>
        </draw:path>
        <draw:path draw:style-name="gr15" draw:text-style-name="P8" draw:layer="layout" svg:width="1.724cm" svg:height="0.574cm" draw:transform="rotate (-0.110653874576441) translate (10.8024974499112cm 5.53750552524093cm)" svg:viewBox="0 0 1725 575" svg:d="M0 575c1150 0 1725-575 1725-575">
          <text:p/>
        </draw:path>
        <draw:custom-shape draw:style-name="gr16" draw:text-style-name="P4" xml:id="id13" draw:id="id13" draw:layer="layout" svg:width="5.207cm" svg:height="3.556cm" svg:x="12.493cm" svg:y="4.043cm">
          <text:p text:style-name="P2">Features for</text:p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14" draw:text-style-name="P8" draw:layer="layout" svg:width="1.569cm" svg:height="0.976cm" draw:transform="rotate (-0.278380015693096) translate (11.3884875067172cm 8.43457951177403cm)" svg:viewBox="0 0 1570 977" svg:d="M0 977c925 0 1570-977 1570-977">
          <text:p/>
        </draw:path>
        <draw:path draw:style-name="gr14" draw:text-style-name="P8" draw:layer="layout" svg:width="1.569cm" svg:height="0.976cm" draw:transform="rotate (-0.278380015693096) translate (11.7884875067172cm 7.93457951177403cm)" svg:viewBox="0 0 1570 977" svg:d="M0 977c925 0 1570-977 1570-977">
          <text:p/>
        </draw:path>
        <draw:path draw:style-name="gr15" draw:text-style-name="P8" draw:layer="layout" svg:width="1.724cm" svg:height="0.574cm" draw:transform="rotate (-0.110653874576441) translate (10.8024974499112cm 9.43750552524093cm)" svg:viewBox="0 0 1725 575" svg:d="M0 575c1150 0 1725-575 1725-575">
          <text:p/>
        </draw:path>
        <draw:custom-shape draw:style-name="gr16" draw:text-style-name="P4" xml:id="id14" draw:id="id14" draw:layer="layout" svg:width="5.207cm" svg:height="3.556cm" svg:x="12.493cm" svg:y="7.938cm">
          <text:p text:style-name="P2">Features for</text:p>
          <text:p text:style-name="P2">Chunk #1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14" draw:text-style-name="P8" draw:layer="layout" svg:width="1.569cm" svg:height="0.976cm" draw:transform="rotate (-0.278380015693096) translate (11.3874875067172cm 13.522579511774cm)" svg:viewBox="0 0 1570 977" svg:d="M0 977c925 0 1570-977 1570-977">
          <text:p/>
        </draw:path>
        <draw:path draw:style-name="gr14" draw:text-style-name="P8" draw:layer="layout" svg:width="1.569cm" svg:height="0.976cm" draw:transform="rotate (-0.278380015693096) translate (11.7874875067172cm 13.022579511774cm)" svg:viewBox="0 0 1570 977" svg:d="M0 977c925 0 1570-977 1570-977">
          <text:p/>
        </draw:path>
        <draw:custom-shape draw:style-name="gr16" draw:text-style-name="P4" xml:id="id15" draw:id="id15" draw:layer="layout" svg:width="5.207cm" svg:height="3.556cm" svg:x="12.493cm" svg:y="12.838cm">
          <text:p text:style-name="P2">Features for</text:p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3" draw:text-style-name="P9" draw:layer="layout" svg:width="1.035cm" svg:height="0.962cm" draw:transform="rotate (1.5707963267949) translate (14.346cm 12.909cm)">
          <draw:text-box>
            <text:p>...</text:p>
          </draw:text-box>
        </draw:frame>
        <draw:path draw:style-name="gr15" draw:text-style-name="P8" draw:layer="layout" svg:width="1.724cm" svg:height="0.574cm" draw:transform="rotate (-0.110653874576441) translate (10.8014974499112cm 14.5255055252409cm)" svg:viewBox="0 0 1725 575" svg:d="M0 575c1150 0 1725-575 1725-575">
          <text:p/>
        </draw:path>
        <draw:connector draw:style-name="gr17" draw:text-style-name="P8" draw:layer="layout" draw:type="curve" svg:x1="17.7cm" svg:y1="5.821cm" svg:x2="18.739cm" svg:y2="5.318cm" draw:start-shape="id13" draw:start-glue-point="7" draw:end-shape="id7" draw:end-glue-point="5" svg:d="M17700 5821c778 0 259-503 1039-503" svg:viewBox="0 0 1040 504">
          <text:p/>
        </draw:connector>
        <draw:connector draw:style-name="gr17" draw:text-style-name="P8" draw:layer="layout" draw:type="curve" svg:x1="17.7cm" svg:y1="9.716cm" svg:x2="18.696cm" svg:y2="9.218cm" draw:start-shape="id14" draw:start-glue-point="7" draw:end-shape="id9" draw:end-glue-point="5" svg:d="M17700 9716c747 0 249-498 996-498" svg:viewBox="0 0 997 499">
          <text:p/>
        </draw:connector>
        <draw:connector draw:style-name="gr17" draw:text-style-name="P8" draw:layer="layout" draw:type="curve" svg:x1="17.7cm" svg:y1="14.616cm" svg:x2="18.696cm" svg:y2="14.118cm" draw:start-shape="id15" draw:start-glue-point="7" draw:end-shape="id11" draw:end-glue-point="5" svg:d="M17700 14616c747 0 249-498 996-498" svg:viewBox="0 0 997 4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Bagus Tris Atmaja</meta:initial-creator>
    <meta:creation-date>2020-04-06T15:39:40.978662474</meta:creation-date>
    <dc:date>2020-07-29T17:15:45.127980575</dc:date>
    <dc:creator>Bagus Tris Atmaja</dc:creator>
    <meta:editing-duration>PT16M1S</meta:editing-duration>
    <meta:editing-cycles>9</meta:editing-cycles>
    <meta:generator>LibreOffice/6.3.5.2$Linux_X86_64 LibreOffice_project/dd0751754f11728f69b42ee2af66670068624673</meta:generator>
    <meta:document-statistic meta:object-count="46"/>
  </office:meta>
</office:document-meta>
</file>